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Docs-Cambria" svg:font-family="Docs-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01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ocs-Cambria" fo:font-size="13pt" fo:font-style="normal" fo:text-shadow="none" style:text-underline-style="none" fo:font-weight="bold" style:font-size-asian="13pt" style:font-style-asian="normal" style:font-weight-asian="bold" style:font-name-complex="Docs-Cambria" style:font-size-complex="13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6f9d4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6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6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61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6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6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61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vertical-align="middle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2" table:number-columns-repeated="1011" table:default-cell-style-name="Default"/>
        <table:table-row table:style-name="ro1">
          <table:table-cell/>
          <table:table-cell table:style-name="ce30"/>
          <table:table-cell table:number-columns-repeated="1013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coeficiente Betha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23"/>
          <table:table-cell/>
          <table:table-cell table:style-name="ce4"/>
          <table:table-cell table:style-name="ce10" office:value-type="string" calcext:value-type="string">
            <text:p>coeficiente Betha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23"/>
          <table:table-cell/>
          <table:table-cell table:style-name="ce4"/>
          <table:table-cell table:style-name="ce10" office:value-type="string" calcext:value-type="string">
            <text:p>coeficiente Betha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style-name="ce23"/>
          <table:table-cell table:number-columns-repeated="997"/>
        </table:table-row>
        <table:table-row table:style-name="ro3">
          <table:table-cell table:style-name="ce2"/>
          <table:table-cell table:style-name="ce5"/>
          <table:table-cell table:style-name="ce11" office:value-type="string" calcext:value-type="string">
            <text:p>potencia Armónico en dBm</text:p>
          </table:table-cell>
          <table:table-cell table:style-name="ce16" office:value-type="string" calcext:value-type="string">
            <text:p>Potencia Armónico mW</text:p>
          </table:table-cell>
          <table:table-cell table:style-name="ce16" office:value-type="string" calcext:value-type="string">
            <text:p>Coeficiente de Bessel practico</text:p>
          </table:table-cell>
          <table:table-cell table:style-name="ce24" office:value-type="string" calcext:value-type="string">
            <text:p>Coeficiente de Bessel teorico </text:p>
          </table:table-cell>
          <table:table-cell table:style-name="ce28"/>
          <table:table-cell table:style-name="ce5"/>
          <table:table-cell table:style-name="ce11" office:value-type="string" calcext:value-type="string">
            <text:p>potencia Armónico en dBm</text:p>
          </table:table-cell>
          <table:table-cell table:style-name="ce16" office:value-type="string" calcext:value-type="string">
            <text:p>Potencia Armónico mW</text:p>
          </table:table-cell>
          <table:table-cell table:style-name="ce16" office:value-type="string" calcext:value-type="string">
            <text:p>Coeficiente de Bessel practico</text:p>
          </table:table-cell>
          <table:table-cell table:style-name="ce24" office:value-type="string" calcext:value-type="string">
            <text:p>Coeficiente de Bessel teorico </text:p>
          </table:table-cell>
          <table:table-cell table:style-name="ce28"/>
          <table:table-cell table:style-name="ce5"/>
          <table:table-cell table:style-name="ce11" office:value-type="string" calcext:value-type="string">
            <text:p>potencia Armónico en dBm</text:p>
          </table:table-cell>
          <table:table-cell table:style-name="ce16" office:value-type="string" calcext:value-type="string">
            <text:p>Potencia Armónico mW</text:p>
          </table:table-cell>
          <table:table-cell table:style-name="ce16" office:value-type="string" calcext:value-type="string">
            <text:p>Coeficiente de Bessel practico</text:p>
          </table:table-cell>
          <table:table-cell table:style-name="ce24" office:value-type="string" calcext:value-type="string">
            <text:p>Coeficiente de Bessel teorico </text:p>
          </table:table-cell>
          <table:table-cell table:style-name="ce28" table:number-columns-repeated="997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J0(B)</text:p>
          </table:table-cell>
          <table:table-cell table:style-name="ce12" office:value-type="float" office:value="-18.67" calcext:value-type="float">
            <text:p>-18,67</text:p>
          </table:table-cell>
          <table:table-cell table:style-name="ce17" table:formula="of:=POWER(10;[.C4]/10)" office:value-type="float" office:value="0.0135831344658715" calcext:value-type="float">
            <text:p>1,36E-02</text:p>
          </table:table-cell>
          <table:table-cell table:style-name="ce20" table:formula="of:=SQRT([.D4]/[.$D$14])" office:value-type="float" office:value="0.266974668171941" calcext:value-type="float">
            <text:p>2,67E-01</text:p>
          </table:table-cell>
          <table:table-cell table:style-name="ce25" table:formula="of:=BESSELJ([.D$2];[.A4])" office:value-type="float" office:value="-0.245935764451348" calcext:value-type="float">
            <text:p>-0,245935764451348</text:p>
          </table:table-cell>
          <table:table-cell/>
          <table:table-cell table:style-name="ce6" office:value-type="string" calcext:value-type="string">
            <text:p>J0(B)</text:p>
          </table:table-cell>
          <table:table-cell table:style-name="ce12" office:value-type="float" office:value="-18.6" calcext:value-type="float">
            <text:p>-18,6</text:p>
          </table:table-cell>
          <table:table-cell table:style-name="ce17" table:formula="of:=POWER(10;[.I4]/10)" office:value-type="float" office:value="0.0138038426460288" calcext:value-type="float">
            <text:p>1,38E-02</text:p>
          </table:table-cell>
          <table:table-cell table:style-name="ce20" table:formula="of:=SQRT([.J4]/[.$D$14])" office:value-type="float" office:value="0.269134922896951" calcext:value-type="float">
            <text:p>2,69E-01</text:p>
          </table:table-cell>
          <table:table-cell table:style-name="ce25" table:formula="of:=BESSELJ([.J$2];[.G4])" office:value-type="float" office:value="0.167024664340583" calcext:value-type="float">
            <text:p>0,167024664340583</text:p>
          </table:table-cell>
          <table:table-cell/>
          <table:table-cell table:style-name="ce6" office:value-type="string" calcext:value-type="string">
            <text:p>J0(B)</text:p>
          </table:table-cell>
          <table:table-cell table:style-name="ce12" office:value-type="float" office:value="-21.98" calcext:value-type="float">
            <text:p>-21,98</text:p>
          </table:table-cell>
          <table:table-cell table:style-name="ce17" table:formula="of:=POWER(10;[.O4]/10)" office:value-type="float" office:value="0.00633869711256927" calcext:value-type="float">
            <text:p>6,34E-03</text:p>
          </table:table-cell>
          <table:table-cell table:style-name="ce20" table:formula="of:=SQRT([.P4]/[.$D$14])" office:value-type="float" office:value="0.182376994902573" calcext:value-type="float">
            <text:p>1,82E-01</text:p>
          </table:table-cell>
          <table:table-cell table:style-name="ce25" table:formula="of:=BESSELJ([.P$2];[.M4])" office:value-type="float" office:value="-0.0863679835810403" calcext:value-type="float">
            <text:p>-0,08636798358104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J1(B)</text:p>
          </table:table-cell>
          <table:table-cell table:style-name="ce13" office:value-type="float" office:value="-33.56" calcext:value-type="float">
            <text:p>-33,56</text:p>
          </table:table-cell>
          <table:table-cell table:style-name="ce18" table:formula="of:=POWER(10;[.C5]/10)" office:value-type="float" office:value="0.000440554863506553" calcext:value-type="float">
            <text:p>4,41E-04</text:p>
          </table:table-cell>
          <table:table-cell table:style-name="ce21" table:formula="of:=SQRT([.D5]/[.$D$14])" office:value-type="float" office:value="0.0480806195714168" calcext:value-type="float">
            <text:p>4,81E-02</text:p>
          </table:table-cell>
          <table:table-cell table:style-name="ce26" table:formula="of:=BESSELJ([.D$2];[.A5])" office:value-type="float" office:value="0.0434727461688616" calcext:value-type="float">
            <text:p>0,043472746168862</text:p>
          </table:table-cell>
          <table:table-cell/>
          <table:table-cell table:style-name="ce7" office:value-type="string" calcext:value-type="string">
            <text:p>J1(B)</text:p>
          </table:table-cell>
          <table:table-cell table:style-name="ce13" office:value-type="float" office:value="-29.93" calcext:value-type="float">
            <text:p>-29,93</text:p>
          </table:table-cell>
          <table:table-cell table:style-name="ce18" table:formula="of:=POWER(10;[.I5]/10)" office:value-type="float" office:value="0.0010162486928707" calcext:value-type="float">
            <text:p>1,02E-03</text:p>
          </table:table-cell>
          <table:table-cell table:style-name="ce21" table:formula="of:=SQRT([.J5]/[.$D$14])" office:value-type="float" office:value="0.0730247460566823" calcext:value-type="float">
            <text:p>7,30E-02</text:p>
          </table:table-cell>
          <table:table-cell table:style-name="ce26" table:formula="of:=BESSELJ([.J$2];[.G5])" office:value-type="float" office:value="0.167024664340583" calcext:value-type="float">
            <text:p>0,167024664340583</text:p>
          </table:table-cell>
          <table:table-cell/>
          <table:table-cell table:style-name="ce7" office:value-type="string" calcext:value-type="string">
            <text:p>J1(B)</text:p>
          </table:table-cell>
          <table:table-cell table:style-name="ce13" office:value-type="float" office:value="-25.08" calcext:value-type="float">
            <text:p>-25,08</text:p>
          </table:table-cell>
          <table:table-cell table:style-name="ce18" table:formula="of:=POWER(10;[.O5]/10)" office:value-type="float" office:value="0.00310455958812836" calcext:value-type="float">
            <text:p>3,10E-03</text:p>
          </table:table-cell>
          <table:table-cell table:style-name="ce21" table:formula="of:=SQRT([.P5]/[.$D$14])" office:value-type="float" office:value="0.127635080137513" calcext:value-type="float">
            <text:p>1,28E-01</text:p>
          </table:table-cell>
          <table:table-cell table:style-name="ce26" table:formula="of:=BESSELJ([.P$2];[.M5])" office:value-type="float" office:value="-0.0863679835810403" calcext:value-type="float">
            <text:p>-0,08636798358104</text:p>
          </table:table-cell>
          <table:table-cell table:number-columns-repeated="99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j2(B)</text:p>
          </table:table-cell>
          <table:table-cell table:style-name="ce13" office:value-type="float" office:value="-18.46" calcext:value-type="float">
            <text:p>-18,46</text:p>
          </table:table-cell>
          <table:table-cell table:style-name="ce18" table:formula="of:=POWER(10;[.C6]/10)" office:value-type="float" office:value="0.0142560759360219" calcext:value-type="float">
            <text:p>1,43E-02</text:p>
          </table:table-cell>
          <table:table-cell table:style-name="ce21" table:formula="of:=SQRT([.D6]/[.$D$14])" office:value-type="float" office:value="0.273508013599882" calcext:value-type="float">
            <text:p>2,74E-01</text:p>
          </table:table-cell>
          <table:table-cell table:style-name="ce26" table:formula="of:=BESSELJ([.D$2];[.A6])" office:value-type="float" office:value="0.254630313685121" calcext:value-type="float">
            <text:p>0,254630313685121</text:p>
          </table:table-cell>
          <table:table-cell/>
          <table:table-cell table:style-name="ce7" office:value-type="string" calcext:value-type="string">
            <text:p>j2(B)</text:p>
          </table:table-cell>
          <table:table-cell table:style-name="ce13" office:value-type="float" office:value="-18.4" calcext:value-type="float">
            <text:p>-18,4</text:p>
          </table:table-cell>
          <table:table-cell table:style-name="ce18" table:formula="of:=POWER(10;[.I6]/10)" office:value-type="float" office:value="0.0144543977074593" calcext:value-type="float">
            <text:p>1,45E-02</text:p>
          </table:table-cell>
          <table:table-cell table:style-name="ce21" table:formula="of:=SQRT([.J6]/[.$D$14])" office:value-type="float" office:value="0.275403880578471" calcext:value-type="float">
            <text:p>2,75E-01</text:p>
          </table:table-cell>
          <table:table-cell table:style-name="ce26" table:formula="of:=BESSELJ([.J$2];[.G6])" office:value-type="float" office:value="0.167024664340583" calcext:value-type="float">
            <text:p>0,167024664340583</text:p>
          </table:table-cell>
          <table:table-cell/>
          <table:table-cell table:style-name="ce7" office:value-type="string" calcext:value-type="string">
            <text:p>j2(B)</text:p>
          </table:table-cell>
          <table:table-cell table:style-name="ce13" office:value-type="float" office:value="-22.38" calcext:value-type="float">
            <text:p>-22,38</text:p>
          </table:table-cell>
          <table:table-cell table:style-name="ce18" table:formula="of:=POWER(10;[.O6]/10)" office:value-type="float" office:value="0.00578096047405718" calcext:value-type="float">
            <text:p>5,78E-03</text:p>
          </table:table-cell>
          <table:table-cell table:style-name="ce21" table:formula="of:=SQRT([.P6]/[.$D$14])" office:value-type="float" office:value="0.174168677992826" calcext:value-type="float">
            <text:p>1,74E-01</text:p>
          </table:table-cell>
          <table:table-cell table:style-name="ce26" table:formula="of:=BESSELJ([.P$2];[.M6])" office:value-type="float" office:value="-0.0863679835810403" calcext:value-type="float">
            <text:p>-0,08636798358104</text:p>
          </table:table-cell>
          <table:table-cell table:number-columns-repeated="99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3(B)</text:p>
          </table:table-cell>
          <table:table-cell table:style-name="ce13" office:value-type="float" office:value="-31.07" calcext:value-type="float">
            <text:p>-31,07</text:p>
          </table:table-cell>
          <table:table-cell table:style-name="ce18" table:formula="of:=POWER(10;[.C7]/10)" office:value-type="float" office:value="0.000781627804588329" calcext:value-type="float">
            <text:p>7,82E-04</text:p>
          </table:table-cell>
          <table:table-cell table:style-name="ce21" table:formula="of:=SQRT([.D7]/[.$D$14])" office:value-type="float" office:value="0.0640427622555158" calcext:value-type="float">
            <text:p>6,40E-02</text:p>
          </table:table-cell>
          <table:table-cell table:style-name="ce26" table:formula="of:=BESSELJ([.D$2];[.A7])" office:value-type="float" office:value="0.0583793793051869" calcext:value-type="float">
            <text:p>0,058379379305187</text:p>
          </table:table-cell>
          <table:table-cell/>
          <table:table-cell table:style-name="ce7" office:value-type="string" calcext:value-type="string">
            <text:p>j3(B)</text:p>
          </table:table-cell>
          <table:table-cell table:style-name="ce13" office:value-type="float" office:value="-26.56" calcext:value-type="float">
            <text:p>-26,56</text:p>
          </table:table-cell>
          <table:table-cell table:style-name="ce18" table:formula="of:=POWER(10;[.I7]/10)" office:value-type="float" office:value="0.0022080047330189" calcext:value-type="float">
            <text:p>2,21E-03</text:p>
          </table:table-cell>
          <table:table-cell table:style-name="ce21" table:formula="of:=SQRT([.J7]/[.$D$14])" office:value-type="float" office:value="0.107639099389993" calcext:value-type="float">
            <text:p>1,08E-01</text:p>
          </table:table-cell>
          <table:table-cell table:style-name="ce26" table:formula="of:=BESSELJ([.J$2];[.G7])" office:value-type="float" office:value="0.167024664340583" calcext:value-type="float">
            <text:p>0,167024664340583</text:p>
          </table:table-cell>
          <table:table-cell/>
          <table:table-cell table:style-name="ce7" office:value-type="string" calcext:value-type="string">
            <text:p>j3(B)</text:p>
          </table:table-cell>
          <table:table-cell table:style-name="ce13" office:value-type="float" office:value="-24.33" calcext:value-type="float">
            <text:p>-24,33</text:p>
          </table:table-cell>
          <table:table-cell table:style-name="ce18" table:formula="of:=POWER(10;[.O7]/10)" office:value-type="float" office:value="0.0036897759857015" calcext:value-type="float">
            <text:p>3,69E-03</text:p>
          </table:table-cell>
          <table:table-cell table:style-name="ce21" table:formula="of:=SQRT([.P7]/[.$D$14])" office:value-type="float" office:value="0.13914578505025" calcext:value-type="float">
            <text:p>1,39E-01</text:p>
          </table:table-cell>
          <table:table-cell table:style-name="ce26" table:formula="of:=BESSELJ([.P$2];[.M7])" office:value-type="float" office:value="-0.0863679835810403" calcext:value-type="float">
            <text:p>-0,08636798358104</text:p>
          </table:table-cell>
          <table:table-cell table:number-columns-repeated="99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j4(B)</text:p>
          </table:table-cell>
          <table:table-cell table:style-name="ce13" office:value-type="float" office:value="-19.75" calcext:value-type="float">
            <text:p>-19,75</text:p>
          </table:table-cell>
          <table:table-cell table:style-name="ce18" table:formula="of:=POWER(10;[.C8]/10)" office:value-type="float" office:value="0.0105925372517729" calcext:value-type="float">
            <text:p>1,06E-02</text:p>
          </table:table-cell>
          <table:table-cell table:style-name="ce21" table:formula="of:=SQRT([.D8]/[.$D$14])" office:value-type="float" office:value="0.235759963383557" calcext:value-type="float">
            <text:p>2,36E-01</text:p>
          </table:table-cell>
          <table:table-cell table:style-name="ce26" table:formula="of:=BESSELJ([.D$2];[.A8])" office:value-type="float" office:value="-0.219602686102009" calcext:value-type="float">
            <text:p>-0,219602686102009</text:p>
          </table:table-cell>
          <table:table-cell/>
          <table:table-cell table:style-name="ce7" office:value-type="string" calcext:value-type="string">
            <text:p>j4(B)</text:p>
          </table:table-cell>
          <table:table-cell table:style-name="ce13" office:value-type="float" office:value="-19.69" calcext:value-type="float">
            <text:p>-19,69</text:p>
          </table:table-cell>
          <table:table-cell table:style-name="ce18" table:formula="of:=POWER(10;[.I8]/10)" office:value-type="float" office:value="0.0107398941234124" calcext:value-type="float">
            <text:p>1,07E-02</text:p>
          </table:table-cell>
          <table:table-cell table:style-name="ce21" table:formula="of:=SQRT([.J8]/[.$D$14])" office:value-type="float" office:value="0.237394173378245" calcext:value-type="float">
            <text:p>2,37E-01</text:p>
          </table:table-cell>
          <table:table-cell table:style-name="ce26" table:formula="of:=BESSELJ([.J$2];[.G8])" office:value-type="float" office:value="0.167024664340583" calcext:value-type="float">
            <text:p>0,167024664340583</text:p>
          </table:table-cell>
          <table:table-cell/>
          <table:table-cell table:style-name="ce7" office:value-type="string" calcext:value-type="string">
            <text:p>j4(B)</text:p>
          </table:table-cell>
          <table:table-cell table:style-name="ce13" office:value-type="float" office:value="-24.26" calcext:value-type="float">
            <text:p>-24,26</text:p>
          </table:table-cell>
          <table:table-cell table:style-name="ce18" table:formula="of:=POWER(10;[.O8]/10)" office:value-type="float" office:value="0.00374973002245483" calcext:value-type="float">
            <text:p>3,75E-03</text:p>
          </table:table-cell>
          <table:table-cell table:style-name="ce21" table:formula="of:=SQRT([.P8]/[.$D$14])" office:value-type="float" office:value="0.140271698387564" calcext:value-type="float">
            <text:p>1,40E-01</text:p>
          </table:table-cell>
          <table:table-cell table:style-name="ce26" table:formula="of:=BESSELJ([.P$2];[.M8])" office:value-type="float" office:value="-0.0863679835810403" calcext:value-type="float">
            <text:p>-0,08636798358104</text:p>
          </table:table-cell>
          <table:table-cell table:number-columns-repeated="99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j5(B)</text:p>
          </table:table-cell>
          <table:table-cell table:style-name="ce13" office:value-type="float" office:value="-19.13" calcext:value-type="float">
            <text:p>-19,13</text:p>
          </table:table-cell>
          <table:table-cell table:style-name="ce18" table:formula="of:=POWER(10;[.C9]/10)" office:value-type="float" office:value="0.0122179966016487" calcext:value-type="float">
            <text:p>1,22E-02</text:p>
          </table:table-cell>
          <table:table-cell table:style-name="ce21" table:formula="of:=SQRT([.D9]/[.$D$14])" office:value-type="float" office:value="0.253203704527899" calcext:value-type="float">
            <text:p>2,53E-01</text:p>
          </table:table-cell>
          <table:table-cell table:style-name="ce26" table:formula="of:=BESSELJ([.D$2];[.A9])" office:value-type="float" office:value="-0.234061528186794" calcext:value-type="float">
            <text:p>-0,234061528186794</text:p>
          </table:table-cell>
          <table:table-cell/>
          <table:table-cell table:style-name="ce7" office:value-type="string" calcext:value-type="string">
            <text:p>j5(B)</text:p>
          </table:table-cell>
          <table:table-cell table:style-name="ce13" office:value-type="float" office:value="-19.13" calcext:value-type="float">
            <text:p>-19,13</text:p>
          </table:table-cell>
          <table:table-cell table:style-name="ce18" table:formula="of:=POWER(10;[.I9]/10)" office:value-type="float" office:value="0.0122179966016487" calcext:value-type="float">
            <text:p>1,22E-02</text:p>
          </table:table-cell>
          <table:table-cell table:style-name="ce21" table:formula="of:=SQRT([.J9]/[.$D$14])" office:value-type="float" office:value="0.253203704527899" calcext:value-type="float">
            <text:p>2,53E-01</text:p>
          </table:table-cell>
          <table:table-cell table:style-name="ce26" table:formula="of:=BESSELJ([.J$2];[.G9])" office:value-type="float" office:value="0.167024664340583" calcext:value-type="float">
            <text:p>0,167024664340583</text:p>
          </table:table-cell>
          <table:table-cell/>
          <table:table-cell table:style-name="ce7" office:value-type="string" calcext:value-type="string">
            <text:p>j5(B)</text:p>
          </table:table-cell>
          <table:table-cell table:style-name="ce13" office:value-type="float" office:value="-22.97" calcext:value-type="float">
            <text:p>-22,97</text:p>
          </table:table-cell>
          <table:table-cell table:style-name="ce18" table:formula="of:=POWER(10;[.O9]/10)" office:value-type="float" office:value="0.00504661297563529" calcext:value-type="float">
            <text:p>5,05E-03</text:p>
          </table:table-cell>
          <table:table-cell table:style-name="ce21" table:formula="of:=SQRT([.P9]/[.$D$14])" office:value-type="float" office:value="0.162730910879249" calcext:value-type="float">
            <text:p>1,63E-01</text:p>
          </table:table-cell>
          <table:table-cell table:style-name="ce26" table:formula="of:=BESSELJ([.P$2];[.M9])" office:value-type="float" office:value="-0.0863679835810403" calcext:value-type="float">
            <text:p>-0,08636798358104</text:p>
          </table:table-cell>
          <table:table-cell table:number-columns-repeated="997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j6(B)</text:p>
          </table:table-cell>
          <table:table-cell table:style-name="ce13" office:value-type="float" office:value="-42.43" calcext:value-type="float">
            <text:p>-42,43</text:p>
          </table:table-cell>
          <table:table-cell table:style-name="ce18" table:formula="of:=POWER(10;[.C10]/10)" office:value-type="float" office:value="0.0000571478636671867" calcext:value-type="float">
            <text:p>5,71E-05</text:p>
          </table:table-cell>
          <table:table-cell table:style-name="ce21" table:formula="of:=SQRT([.D10]/[.$D$14])" office:value-type="float" office:value="0.0173168962661436" calcext:value-type="float">
            <text:p>1,73E-02</text:p>
          </table:table-cell>
          <table:table-cell table:style-name="ce26" table:formula="of:=BESSELJ([.D$2];[.A10])" office:value-type="float" office:value="-0.0144588420847849" calcext:value-type="float">
            <text:p>-0,014458842084785</text:p>
          </table:table-cell>
          <table:table-cell/>
          <table:table-cell table:style-name="ce7" office:value-type="string" calcext:value-type="string">
            <text:p>j6(B)</text:p>
          </table:table-cell>
          <table:table-cell table:style-name="ce13" office:value-type="float" office:value="-31.48" calcext:value-type="float">
            <text:p>-31,48</text:p>
          </table:table-cell>
          <table:table-cell table:style-name="ce18" table:formula="of:=POWER(10;[.I10]/10)" office:value-type="float" office:value="0.000711213513653329" calcext:value-type="float">
            <text:p>7,11E-04</text:p>
          </table:table-cell>
          <table:table-cell table:style-name="ce21" table:formula="of:=SQRT([.J10]/[.$D$14])" office:value-type="float" office:value="0.0610899901898252" calcext:value-type="float">
            <text:p>6,11E-02</text:p>
          </table:table-cell>
          <table:table-cell table:style-name="ce26" table:formula="of:=BESSELJ([.J$2];[.G10])" office:value-type="float" office:value="0.167024664340583" calcext:value-type="float">
            <text:p>0,167024664340583</text:p>
          </table:table-cell>
          <table:table-cell/>
          <table:table-cell table:style-name="ce7" office:value-type="string" calcext:value-type="string">
            <text:p>j6(B)</text:p>
          </table:table-cell>
          <table:table-cell table:style-name="ce13" office:value-type="float" office:value="-51.49" calcext:value-type="float">
            <text:p>-51,49</text:p>
          </table:table-cell>
          <table:table-cell table:style-name="ce18" table:formula="of:=POWER(10;[.O10]/10)" office:value-type="float" office:value="0.00000709577767963389" calcext:value-type="float">
            <text:p>7,10E-06</text:p>
          </table:table-cell>
          <table:table-cell table:style-name="ce21" table:formula="of:=SQRT([.P10]/[.$D$14])" office:value-type="float" office:value="0.00610196982105341" calcext:value-type="float">
            <text:p>6,10E-03</text:p>
          </table:table-cell>
          <table:table-cell table:style-name="ce26" table:formula="of:=BESSELJ([.P$2];[.M10])" office:value-type="float" office:value="-0.0863679835810403" calcext:value-type="float">
            <text:p>-0,08636798358104</text:p>
          </table:table-cell>
          <table:table-cell table:number-columns-repeated="997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j7(B)</text:p>
          </table:table-cell>
          <table:table-cell table:style-name="ce13" office:value-type="float" office:value="-19.78" calcext:value-type="float">
            <text:p>-19,78</text:p>
          </table:table-cell>
          <table:table-cell table:style-name="ce18" table:formula="of:=POWER(10;[.C11]/10)" office:value-type="float" office:value="0.0105196187382322" calcext:value-type="float">
            <text:p>1,05E-02</text:p>
          </table:table-cell>
          <table:table-cell table:style-name="ce21" table:formula="of:=SQRT([.D11]/[.$D$14])" office:value-type="float" office:value="0.23494708192238" calcext:value-type="float">
            <text:p>2,35E-01</text:p>
          </table:table-cell>
          <table:table-cell table:style-name="ce26" table:formula="of:=BESSELJ([.D$2];[.A11])" office:value-type="float" office:value="0.216710917685052" calcext:value-type="float">
            <text:p>0,216710917685052</text:p>
          </table:table-cell>
          <table:table-cell/>
          <table:table-cell table:style-name="ce7" office:value-type="string" calcext:value-type="string">
            <text:p>j7(B)</text:p>
          </table:table-cell>
          <table:table-cell table:style-name="ce13" office:value-type="float" office:value="-19.78" calcext:value-type="float">
            <text:p>-19,78</text:p>
          </table:table-cell>
          <table:table-cell table:style-name="ce18" table:formula="of:=POWER(10;[.I11]/10)" office:value-type="float" office:value="0.0105196187382322" calcext:value-type="float">
            <text:p>1,05E-02</text:p>
          </table:table-cell>
          <table:table-cell table:style-name="ce21" table:formula="of:=SQRT([.J11]/[.$D$14])" office:value-type="float" office:value="0.23494708192238" calcext:value-type="float">
            <text:p>2,35E-01</text:p>
          </table:table-cell>
          <table:table-cell table:style-name="ce26" table:formula="of:=BESSELJ([.J$2];[.G11])" office:value-type="float" office:value="0.167024664340583" calcext:value-type="float">
            <text:p>0,167024664340583</text:p>
          </table:table-cell>
          <table:table-cell/>
          <table:table-cell table:style-name="ce7" office:value-type="string" calcext:value-type="string">
            <text:p>j7(B)</text:p>
          </table:table-cell>
          <table:table-cell table:style-name="ce13" office:value-type="float" office:value="-22.29" calcext:value-type="float">
            <text:p>-22,29</text:p>
          </table:table-cell>
          <table:table-cell table:style-name="ce18" table:formula="of:=POWER(10;[.O11]/10)" office:value-type="float" office:value="0.00590201080171844" calcext:value-type="float">
            <text:p>5,90E-03</text:p>
          </table:table-cell>
          <table:table-cell table:style-name="ce21" table:formula="of:=SQRT([.P11]/[.$D$14])" office:value-type="float" office:value="0.175982731950459" calcext:value-type="float">
            <text:p>1,76E-01</text:p>
          </table:table-cell>
          <table:table-cell table:style-name="ce26" table:formula="of:=BESSELJ([.P$2];[.M11])" office:value-type="float" office:value="-0.0863679835810403" calcext:value-type="float">
            <text:p>-0,08636798358104</text:p>
          </table:table-cell>
          <table:table-cell table:number-columns-repeated="997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j8(B)</text:p>
          </table:table-cell>
          <table:table-cell table:style-name="ce13" office:value-type="float" office:value="-16.83" calcext:value-type="float">
            <text:p>-16,83</text:p>
          </table:table-cell>
          <table:table-cell table:style-name="ce18" table:formula="of:=POWER(10;[.C12]/10)" office:value-type="float" office:value="0.0207491351745491" calcext:value-type="float">
            <text:p>2,07E-02</text:p>
          </table:table-cell>
          <table:table-cell table:style-name="ce21" table:formula="of:=SQRT([.D12]/[.$D$14])" office:value-type="float" office:value="0.329966655921811" calcext:value-type="float">
            <text:p>3,30E-01</text:p>
          </table:table-cell>
          <table:table-cell table:style-name="ce26" table:formula="of:=BESSELJ([.D$2];[.A12])" office:value-type="float" office:value="0.317854126843857" calcext:value-type="float">
            <text:p>0,317854126843857</text:p>
          </table:table-cell>
          <table:table-cell/>
          <table:table-cell table:style-name="ce7" office:value-type="string" calcext:value-type="string">
            <text:p>j8(B)</text:p>
          </table:table-cell>
          <table:table-cell table:style-name="ce13" office:value-type="float" office:value="-29.52" calcext:value-type="float">
            <text:p>-29,52</text:p>
          </table:table-cell>
          <table:table-cell table:style-name="ce18" table:formula="of:=POWER(10;[.I12]/10)" office:value-type="float" office:value="0.00111686324778056" calcext:value-type="float">
            <text:p>1,12E-03</text:p>
          </table:table-cell>
          <table:table-cell table:style-name="ce21" table:formula="of:=SQRT([.J12]/[.$D$14])" office:value-type="float" office:value="0.0765543820836371" calcext:value-type="float">
            <text:p>7,66E-02</text:p>
          </table:table-cell>
          <table:table-cell table:style-name="ce26" table:formula="of:=BESSELJ([.J$2];[.G12])" office:value-type="float" office:value="0.167024664340583" calcext:value-type="float">
            <text:p>0,167024664340583</text:p>
          </table:table-cell>
          <table:table-cell/>
          <table:table-cell table:style-name="ce7" office:value-type="string" calcext:value-type="string">
            <text:p>j8(B)</text:p>
          </table:table-cell>
          <table:table-cell table:style-name="ce13" office:value-type="float" office:value="-29.11" calcext:value-type="float">
            <text:p>-29,11</text:p>
          </table:table-cell>
          <table:table-cell table:style-name="ce18" table:formula="of:=POWER(10;[.O12]/10)" office:value-type="float" office:value="0.00122743923115841" calcext:value-type="float">
            <text:p>1,23E-03</text:p>
          </table:table-cell>
          <table:table-cell table:style-name="ce21" table:formula="of:=SQRT([.P12]/[.$D$14])" office:value-type="float" office:value="0.0802546223393708" calcext:value-type="float">
            <text:p>8,03E-02</text:p>
          </table:table-cell>
          <table:table-cell table:style-name="ce26" table:formula="of:=BESSELJ([.P$2];[.M12])" office:value-type="float" office:value="-0.0863679835810403" calcext:value-type="float">
            <text:p>-0,08636798358104</text:p>
          </table:table-cell>
          <table:table-cell table:number-columns-repeated="997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j9(B)</text:p>
          </table:table-cell>
          <table:table-cell table:style-name="ce14" office:value-type="float" office:value="-17.24" calcext:value-type="float">
            <text:p>-17,24</text:p>
          </table:table-cell>
          <table:table-cell table:style-name="ce19" table:formula="of:=POWER(10;[.C13]/10)" office:value-type="float" office:value="0.0188799134909629" calcext:value-type="float">
            <text:p>1,89E-02</text:p>
          </table:table-cell>
          <table:table-cell table:style-name="ce22" table:formula="of:=SQRT([.D13]/[.$D$14])" office:value-type="float" office:value="0.314753128430164" calcext:value-type="float">
            <text:p>3,15E-01</text:p>
          </table:table-cell>
          <table:table-cell table:style-name="ce27" table:formula="of:=BESSELJ([.D$2];[.A13])" office:value-type="float" office:value="0.29185568526512" calcext:value-type="float">
            <text:p>0,29185568526512</text:p>
          </table:table-cell>
          <table:table-cell/>
          <table:table-cell table:style-name="ce8" office:value-type="string" calcext:value-type="string">
            <text:p>j9(B)</text:p>
          </table:table-cell>
          <table:table-cell table:style-name="ce14" office:value-type="float" office:value="-17.24" calcext:value-type="float">
            <text:p>-17,24</text:p>
          </table:table-cell>
          <table:table-cell table:style-name="ce19" table:formula="of:=POWER(10;[.I13]/10)" office:value-type="float" office:value="0.0188799134909629" calcext:value-type="float">
            <text:p>1,89E-02</text:p>
          </table:table-cell>
          <table:table-cell table:style-name="ce22" table:formula="of:=SQRT([.J13]/[.$D$14])" office:value-type="float" office:value="0.314753128430164" calcext:value-type="float">
            <text:p>3,15E-01</text:p>
          </table:table-cell>
          <table:table-cell table:style-name="ce27" table:formula="of:=BESSELJ([.J$2];[.G13])" office:value-type="float" office:value="0.167024664340583" calcext:value-type="float">
            <text:p>0,167024664340583</text:p>
          </table:table-cell>
          <table:table-cell/>
          <table:table-cell table:style-name="ce8" office:value-type="string" calcext:value-type="string">
            <text:p>j9(B)</text:p>
          </table:table-cell>
          <table:table-cell table:style-name="ce14" office:value-type="float" office:value="-24.57" calcext:value-type="float">
            <text:p>-24,57</text:p>
          </table:table-cell>
          <table:table-cell table:style-name="ce19" table:formula="of:=POWER(10;[.O13]/10)" office:value-type="float" office:value="0.00349140315478586" calcext:value-type="float">
            <text:p>3,49E-03</text:p>
          </table:table-cell>
          <table:table-cell table:style-name="ce22" table:formula="of:=SQRT([.P13]/[.$D$14])" office:value-type="float" office:value="0.135353676107897" calcext:value-type="float">
            <text:p>1,35E-01</text:p>
          </table:table-cell>
          <table:table-cell table:style-name="ce27" table:formula="of:=BESSELJ([.P$2];[.M13])" office:value-type="float" office:value="-0.0863679835810403" calcext:value-type="float">
            <text:p>-0,08636798358104</text:p>
          </table:table-cell>
          <table:table-cell table:number-columns-repeated="997"/>
        </table:table-row>
        <table:table-row table:style-name="ro1">
          <table:table-cell/>
          <table:table-cell table:style-name="ce30"/>
          <table:table-cell table:style-name="ce15" office:value-type="string" calcext:value-type="string">
            <text:p>Potencia total</text:p>
          </table:table-cell>
          <table:table-cell table:style-name="ce15" table:formula="of:=+[.D4]+2*SUM([.D5:.D13])" office:value-type="float" office:value="0.190572349915771" calcext:value-type="float">
            <text:p>0,190572349915771</text:p>
          </table:table-cell>
          <table:table-cell table:style-name="ce15" office:value-type="string" calcext:value-type="string">
            <text:p>mW</text:p>
          </table:table-cell>
          <table:table-cell table:number-columns-repeated="2"/>
          <table:table-cell table:style-name="ce30"/>
          <table:table-cell table:style-name="ce15"/>
          <table:table-cell table:style-name="ce15" table:formula="of:=+[.J4]+2*SUM([.J5:.J13])" office:value-type="float" office:value="0.157532144344107" calcext:value-type="float">
            <text:p>0,157532144344107</text:p>
          </table:table-cell>
          <table:table-cell table:style-name="ce15" office:value-type="string" calcext:value-type="string">
            <text:p>mW</text:p>
          </table:table-cell>
          <table:table-cell table:number-columns-repeated="2"/>
          <table:table-cell table:style-name="ce30"/>
          <table:table-cell table:style-name="ce15" office:value-type="string" calcext:value-type="string">
            <text:p>Potencia total</text:p>
          </table:table-cell>
          <table:table-cell table:style-name="ce15" table:formula="of:=+[.P4]+2*SUM([.P5:.P13])" office:value-type="float" office:value="0.0703378731352083" calcext:value-type="float">
            <text:p>0,070337873135208</text:p>
          </table:table-cell>
          <table:table-cell table:style-name="ce15" office:value-type="string" calcext:value-type="string">
            <text:p>mW</text:p>
          </table:table-cell>
          <table:table-cell table:number-columns-repeated="998"/>
        </table:table-row>
        <table:table-row table:style-name="ro1">
          <table:table-cell/>
          <table:table-cell table:style-name="ce30"/>
          <table:table-cell table:number-columns-repeated="5"/>
          <table:table-cell table:style-name="ce30"/>
          <table:table-cell table:style-name="ce1" table:number-columns-repeated="2"/>
          <table:table-cell table:number-columns-repeated="3"/>
          <table:table-cell table:style-name="ce30"/>
          <table:table-cell table:style-name="ce1" table:number-columns-repeated="2"/>
          <table:table-cell table:number-columns-repeated="999"/>
        </table:table-row>
        <table:table-row table:style-name="ro5">
          <table:table-cell/>
          <table:table-cell table:style-name="ce9" office:value-type="string" calcext:value-type="string" table:number-columns-spanned="5" table:number-rows-spanned="16">
            <text:p>Inserte la imagen captada en el analizador de espectro</text:p>
          </table:table-cell>
          <table:covered-table-cell table:number-columns-repeated="4"/>
          <table:table-cell/>
          <table:table-cell table:style-name="ce9" office:value-type="string" calcext:value-type="string" table:number-columns-spanned="5" table:number-rows-spanned="16">
            <text:p>Inserte la imagen captada en el analizador de espectro</text:p>
          </table:table-cell>
          <table:covered-table-cell table:number-columns-repeated="2" table:style-name="ce1"/>
          <table:covered-table-cell table:number-columns-repeated="2"/>
          <table:table-cell/>
          <table:table-cell table:style-name="ce9" office:value-type="string" calcext:value-type="string" table:number-columns-spanned="5" table:number-rows-spanned="16">
            <text:p>Inserte la imagen captada en el analizador de espectro</text:p>
          </table:table-cell>
          <table:covered-table-cell table:number-columns-repeated="2" table:style-name="ce1"/>
          <table:covered-table-cell table:number-columns-repeated="2"/>
          <table:table-cell table:number-columns-repeated="997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997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997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997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997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997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997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997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997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997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997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997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997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997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997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997"/>
        </table:table-row>
        <table:table-row table:style-name="ro1" table:number-rows-repeated="965">
          <table:table-cell/>
          <table:table-cell table:style-name="ce30"/>
          <table:table-cell table:number-columns-repeated="1013"/>
        </table:table-row>
        <table:table-row table:style-name="ro6" table:number-rows-repeated="1047576">
          <table:table-cell table:number-columns-repeated="1015"/>
        </table:table-row>
        <table:table-row table:style-name="ro7" table:number-rows-repeated="3">
          <table:table-cell table:number-columns-repeated="1015"/>
        </table:table-row>
        <table:table-row table:style-name="ro7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Docs-Cambria" svg:font-family="Docs-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0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0P2" style:volatile="true">
      <number:currency-symbol/>
      <loext:text> </loext:text>
      <loext:fill-character> </loext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8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 style:data-style-name="N2" text:time-value="15:24:35.8466327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27T15:38:07.812220625</dc:date>
    <meta:editing-duration>PT22M21S</meta:editing-duration>
    <meta:editing-cycles>4</meta:editing-cycles>
    <meta:generator>LibreOffice/6.4.7.2$Linux_X86_64 LibreOffice_project/40$Build-2</meta:generator>
    <meta:document-statistic meta:table-count="1" meta:cell-count="189" meta:object-count="0"/>
  </office:meta>
</office:document-meta>
</file>